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e9f" officeooo:paragraph-rsid="00063e9f"/>
    </style:style>
    <style:style style:name="P2" style:family="paragraph" style:parent-style-name="Standard">
      <style:text-properties fo:font-size="10pt" officeooo:rsid="00063e9f" officeooo:paragraph-rsid="00063e9f" style:font-size-asian="10pt" style:font-size-complex="10pt"/>
    </style:style>
    <style:style style:name="P3" style:family="paragraph" style:parent-style-name="Standard">
      <style:text-properties fo:font-size="10pt" officeooo:rsid="000719a2" officeooo:paragraph-rsid="000719a2" style:font-size-asian="10pt" style:font-size-complex="10pt"/>
    </style:style>
    <style:style style:name="P4" style:family="paragraph" style:parent-style-name="Standard">
      <style:text-properties fo:font-size="10pt" officeooo:rsid="0008776a" officeooo:paragraph-rsid="0008776a" style:font-size-asian="10pt" style:font-size-complex="10pt"/>
    </style:style>
    <style:style style:name="P5" style:family="paragraph" style:parent-style-name="Standard">
      <style:text-properties fo:font-size="10pt" officeooo:rsid="0008ced9" officeooo:paragraph-rsid="0008ced9" style:font-size-asian="10pt" style:font-size-complex="10pt"/>
    </style:style>
    <style:style style:name="P6" style:family="paragraph" style:parent-style-name="Standard">
      <style:text-properties fo:font-size="10pt" fo:font-style="italic" officeooo:rsid="0008ced9" officeooo:paragraph-rsid="0008ced9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fo:font-style="italic" officeooo:rsid="000a550b" officeooo:paragraph-rsid="000a550b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fo:font-style="normal" officeooo:rsid="0008ced9" officeooo:paragraph-rsid="0008ced9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0pt" officeooo:rsid="000719a2" officeooo:paragraph-rsid="000719a2" style:font-size-asian="10pt" style:font-size-complex="10pt"/>
    </style:style>
    <style:style style:name="P10" style:family="paragraph" style:parent-style-name="Standard" style:list-style-name="L1">
      <style:text-properties fo:font-size="10pt" fo:font-style="italic" officeooo:rsid="000a550b" officeooo:paragraph-rsid="000a550b" style:font-size-asian="10pt" style:font-style-asian="italic" style:font-size-complex="10pt" style:font-style-complex="italic"/>
    </style:style>
    <style:style style:name="P11" style:family="paragraph" style:parent-style-name="Standard" style:list-style-name="L2">
      <style:text-properties fo:font-size="10pt" fo:font-style="italic" officeooo:rsid="000b01ba" officeooo:paragraph-rsid="000b01ba" style:font-size-asian="10pt" style:font-style-asian="italic" style:font-size-complex="10pt" style:font-style-complex="italic"/>
    </style:style>
    <style:style style:name="T1" style:family="text">
      <style:text-properties officeooo:rsid="000719a2"/>
    </style:style>
    <style:style style:name="T2" style:family="text">
      <style:text-properties officeooo:rsid="0008776a"/>
    </style:style>
    <style:style style:name="T3" style:family="text">
      <style:text-properties officeooo:rsid="0008ced9"/>
    </style:style>
    <style:style style:name="T4" style:family="text">
      <style:text-properties officeooo:rsid="000b01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representation:</text:p>
      <text:p text:style-name="P1"/>
      <text:p text:style-name="P2"><text:tab/><text:span text:style-name="T1">R for data science book (look up pdf)</text:span></text:p>
      <text:p text:style-name="P2"/>
      <text:p text:style-name="P3">Mapping data:</text:p>
      <text:p text:style-name="P9">Set theory:</text:p>
      <text:p text:style-name="P9"><text:tab/>bijection </text:p>
      <text:p text:style-name="P9"><text:tab/>surjection (increase size relatinve to raio)</text:p>
      <text:p text:style-name="P9"><text:tab/>injection (1:1 mapping but not all data)</text:p>
      <text:p text:style-name="P9"/>
      <text:p text:style-name="P3"><text:tab/>Data vars &gt; <text:span text:style-name="T2">V</text:span>is vars:</text:p>
      <text:p text:style-name="P3"><text:tab/><text:tab/>increase vis vars or decrease data vars</text:p>
      <text:p text:style-name="P3"><text:tab/><text:tab/>do not assume just putting data on a plot something will show up</text:p>
      <text:p text:style-name="P3"><text:tab/>Vis vars &gt; Data vars: good</text:p>
      <text:p text:style-name="P3"/>
      <text:p text:style-name="P3">Data attributes:</text:p>
      <text:p text:style-name="P3"><text:tab/></text:p>
      <text:p text:style-name="P3"><text:tab/>Nominal &lt; ordinal &lt; interval &lt; ratio</text:p>
      <text:p text:style-name="P3"><text:tab/></text:p>
      <text:p text:style-name="P3">Nominal: Categorical data, non-ordered &amp; non-numeric (ex: Gender) <text:span text:style-name="T2">==, !=</text:span></text:p>
      <text:p text:style-name="P3">Ordinal: Ordered but not necessarily numeric, <text:span text:style-name="T2">length is not meaningful</text:span> (ex: ranking, age range) <text:span text:style-name="T2">&gt;,&lt;.&lt;=,&gt;=</text:span></text:p>
      <text:p text:style-name="P3">Interval <text:span text:style-name="T2">(Q)</text:span>: <text:span text:style-name="T2">Ordered, numeric, non-Ratio, cannot be divided unless absolute scale (ex Temp, Date) +,-</text:span></text:p>
      <text:p text:style-name="P3">Ratio: <text:span text:style-name="T2">Ordered, numeric, ratio-able has true 0 (height, weight) *,/</text:span></text:p>
      <text:p text:style-name="P3"/>
      <text:p text:style-name="P4">You can transform to lower level data but not upwards.</text:p>
      <text:p text:style-name="P4"/>
      <text:p text:style-name="P4">Structure:</text:p>
      <text:p text:style-name="P4"><text:tab/><text:span text:style-name="T3">Table (2D,ND): Items, Attributes</text:span></text:p>
      <text:p text:style-name="P4"><text:tab/><text:span text:style-name="T3">Network/Tree: items, Links, Attributes</text:span></text:p>
      <text:p text:style-name="P4"><text:tab/><text:span text:style-name="T3">Field (Continuous): Grid/Positions, Attributes</text:span></text:p>
      <text:p text:style-name="P4"><text:tab/><text:span text:style-name="T3">Geometry (Spacial): Items, Positions</text:span></text:p>
      <text:p text:style-name="P4"><text:tab/><text:span text:style-name="T3">Cluster/Set/List: Items</text:span></text:p>
      <text:p text:style-name="P4"/>
      <text:p text:style-name="P6">Data Shapes the Algorithm Space.</text:p>
      <text:p text:style-name="P6"/>
      <text:p text:style-name="P6"/>
      <text:p text:style-name="P7">Visual Attributes: </text:p>
      <text:p text:style-name="P7"><text:tab/>Magnitude Channels: (Most to Least effective)</text:p>
      <text:list xml:id="list2496146491967091154" text:style-name="L1">
        <text:list-item>
          <text:list>
            <text:list-item>
              <text:p text:style-name="P10">Position (common scale)</text:p>
            </text:list-item>
            <text:list-item>
              <text:p text:style-name="P10">Position (unaligned)</text:p>
            </text:list-item>
            <text:list-item>
              <text:p text:style-name="P10">length</text:p>
            </text:list-item>
            <text:list-item>
              <text:p text:style-name="P10">tilt</text:p>
            </text:list-item>
            <text:list-item>
              <text:p text:style-name="P10">area</text:p>
            </text:list-item>
            <text:list-item>
              <text:p text:style-name="P10">depth</text:p>
            </text:list-item>
            <text:list-item>
              <text:p text:style-name="P10">color (luminance)</text:p>
            </text:list-item>
            <text:list-item>
              <text:p text:style-name="P10">color (saturation)</text:p>
            </text:list-item>
            <text:list-item>
              <text:p text:style-name="P10">curve</text:p>
            </text:list-item>
            <text:list-item>
              <text:p text:style-name="P10">volume</text:p>
            </text:list-item>
          </text:list>
        </text:list-item>
      </text:list>
      <text:p text:style-name="P7"><text:tab/><text:span text:style-name="T4">Identity Channel (Most to least)</text:span></text:p>
      <text:list xml:id="list8145838597228664287" text:style-name="L2">
        <text:list-item>
          <text:p text:style-name="P11">Spacial region</text:p>
        </text:list-item>
        <text:list-item>
          <text:p text:style-name="P11">color (hue) (bad for magnitude, good for identity)</text:p>
        </text:list-item>
        <text:list-item>
          <text:p text:style-name="P11">motion</text:p>
        </text:list-item>
        <text:list-item>
          <text:p text:style-name="P11">shape</text:p>
        </text:list-item>
      </text:list>
      <text:p text:style-name="P7"/>
      <text:p text:style-name="P7"/>
      <text:p text:style-name="P8"/>
      <text:p text:style-name="P5"/>
      <text:p text:style-name="P5"><text:soft-page-break/></text:p>
      <text:p text:style-name="P4"/>
      <text:p text:style-name="P4"/>
      <text:p text:style-name="P3"/>
      <text:p text:style-name="P3"/>
      <text:p text:style-name="P2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3:02:18.896612676</meta:creation-date>
    <dc:date>2019-01-15T13:09:11.296533940</dc:date>
    <meta:editing-duration>P1DT6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06" meta:character-count="1308" meta:non-whitespace-character-count="1135"/>
  </office:meta>
</office:document-meta>
</file>